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17941696" text:id="ct5021794169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496_3410338110" office:name="Desky" text:style-name="Index_20_Link" text:visited-style-name="Index_20_Link">1 Desky<text:tab/>2</text:a></text:p>
            <text:p text:style-name="P2"><text:a xlink:type="simple" xlink:href="#__RefHeading___Toc12498_3410338110" office:name="Úvod" text:style-name="Index_20_Link" text:visited-style-name="Index_20_Link">2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12500_3410338110" office:name="Ekonomické a klinické výhody pro pacienty" text:style-name="Index_20_Link" text:visited-style-name="Index_20_Link">2.1 Ekonomické a klinické výhody pro pacienty<text:tab/>2</text:a></text:p>
            <text:p text:style-name="P4"><text:a xlink:type="simple" xlink:href="#__RefHeading___Toc12502_3410338110"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2504_3410338110"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2506_3410338110" office:name="Neurovědy a léčba neurodegenerativních onemocnění" text:style-name="Index_20_Link" text:visited-style-name="Index_20_Link">2.2 Neurovědy a léčba neurodegenerativních onemocnění<text:tab/>3</text:a></text:p>
            <text:p text:style-name="P2"><text:a xlink:type="simple" xlink:href="#__RefHeading___Toc12508_3410338110"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2510_3410338110"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2512_3410338110" office:name="Monitorování pacientů s vysokým rizikem pomocí AI" text:style-name="Index_20_Link" text:visited-style-name="Index_20_Link">3.1.1 Monitorování pacientů s vysokým rizikem pomocí AI<text:tab/>5</text:a></text:p>
            <text:p text:style-name="P4"><text:a xlink:type="simple" xlink:href="#__RefHeading___Toc12514_3410338110"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4"><text:a xlink:type="simple" xlink:href="#__RefHeading___Toc12516_3410338110" office:name="Ochrana dat a bezpečnostní protokoly v digitálním zdravotnictví" text:style-name="Index_20_Link" text:visited-style-name="Index_20_Link">3.2.3 Ochrana dat a bezpečnostní protokoly v digitálním zdravotnictví<text:tab/>8</text:a></text:p>
            <text:p text:style-name="P2"><text:a xlink:type="simple" xlink:href="#__RefHeading___Toc12518_3410338110" office:name="Závěr" text:style-name="Index_20_Link" text:visited-style-name="Index_20_Link">4 Závěr<text:tab/>10</text:a></text:p>
          </text:index-body>
        </text:table-of-content>
        <text:h text:style-name="P5" text:outline-level="2" text:is-list-header="true"/>
        <text:h text:style-name="Heading_20_1" text:outline-level="1"><text:bookmark-start text:name="__RefHeading___Toc12496_3410338110"/>Desky<text:bookmark-end text:name="__RefHeading___Toc12496_3410338110"/></text:h>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12498_3410338110"/>Úvod<text:bookmark-end text:name="__RefHeading___Toc12498_3410338110"/></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2500_3410338110"/>Ekonomické a klinické výhody pro pacienty<text:bookmark-end text:name="__RefHeading___Toc12500_3410338110"/></text:h>
        <text:h text:style-name="Heading_20_3" text:outline-level="3"><text:bookmark-start text:name="__RefHeading___Toc12502_3410338110"/>Inovativní přístupy k řízení chronických onemocnění v <text:span text:style-name="T4">praxi</text:span><text:bookmark-end text:name="__RefHeading___Toc12502_3410338110"/></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2504_3410338110"/>Význam včasné diagnostiky v prevenci onkologických onemocnění<text:bookmark-end text:name="__RefHeading___Toc12504_3410338110"/></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2506_3410338110"/>Neurovědy a léčba neurodegenerativních onemocnění<text:bookmark-end text:name="__RefHeading___Toc12506_3410338110"/></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12508_3410338110"/>Metodika klinických studií pro hodnocení nových léčiv<text:bookmark-end text:name="__RefHeading___Toc12508_3410338110"/></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12510_3410338110"/>Prevence a léčba civilizačních nemocí ve stárnoucí populaci<text:bookmark-end text:name="__RefHeading___Toc12510_3410338110"/></text:h>
        <text:h text:style-name="Heading_20_3" text:outline-level="3"><text:bookmark-start text:name="__RefHeading___Toc12512_3410338110"/>Monitorování pacientů s vysokým rizikem pomocí AI<text:bookmark-end text:name="__RefHeading___Toc12512_3410338110"/></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2514_3410338110"/>Etické aspekty využívání pokročilých technologií ve zdravotnictví<text:bookmark-end text:name="__RefHeading___Toc12514_3410338110"/></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2516_3410338110"/>Ochrana dat a bezpečnostní protokoly v digitálním zdravotnictví<text:bookmark-end text:name="__RefHeading___Toc12516_3410338110"/></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2518_3410338110"/>Závěr<text:bookmark-end text:name="__RefHeading___Toc12518_3410338110"/></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17941696"/></text:p>
        <text:p text:style-name="P11"><text:change-end text:change-id="ct50217941696"/></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15:03.654582000</dc:date>
    <meta:generator>LibreOffice/25.8.3.2$MacOSX_AARCH64 LibreOffice_project/8ca8d55c161d602844f5428fa4b58097424e324e</meta:generator>
    <meta:initial-creator/>
    <meta:creation-date>2025-12-28T20:01:58.000</meta:creation-date>
    <meta:keyword/>
    <meta:editing-duration>P3DT16H10M23S</meta:editing-duration>
    <meta:editing-cycles>169</meta:editing-cycles>
    <meta:document-statistic meta:table-count="0" meta:image-count="0" meta:object-count="0" meta:page-count="15" meta:paragraph-count="104" meta:word-count="2354" meta:character-count="18343" meta:non-whitespace-character-count="16106"/>
    <meta:user-defined meta:name="Category"/>
    <meta:user-defined meta:name="Company"/>
    <meta:user-defined meta:name="IndividualWorkKey"/>
    <meta:user-defined meta:name="Manager"/>
  </office:meta>
</office:document-meta>
</file>